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F000002AAC062288AB22088EE.png" manifest:media-type="image/png"/>
  <manifest:file-entry manifest:full-path="Pictures/10000201000004A2000002AD1F54722C8F0C0B06.png" manifest:media-type="image/png"/>
  <manifest:file-entry manifest:full-path="Pictures/10001A1C00001CF400000C0765FD53C1B1ABE0AE.svg" manifest:media-type="image/svg+xml"/>
  <manifest:file-entry manifest:full-path="Pictures/10000201000001CC000001C2B0DDB897ECC1DAE3.png" manifest:media-type="image/png"/>
  <manifest:file-entry manifest:full-path="Pictures/10000201000001110000016ADD24CA3C0382EEAB.png" manifest:media-type="image/png"/>
  <manifest:file-entry manifest:full-path="Pictures/10000E6D00000B0F00000B0FDCDAA97B4DA95041.svg" manifest:media-type="image/svg+xml"/>
  <manifest:file-entry manifest:full-path="Pictures/100002010000006B0000006BBAA2E2EB761F3817.png" manifest:media-type="image/png"/>
  <manifest:file-entry manifest:full-path="Pictures/10001B6100000B0F00000B0FDEFEA0765D21C167.svg" manifest:media-type="image/svg+xml"/>
  <manifest:file-entry manifest:full-path="Pictures/100002010000013500000120DB700229E547E044.png" manifest:media-type="image/png"/>
  <manifest:file-entry manifest:full-path="Pictures/100002010000006B0000006B3068B0B4F4351DF6.png" manifest:media-type="image/png"/>
  <manifest:file-entry manifest:full-path="Pictures/10000201000001600000010F88D9477D159BBD20.png" manifest:media-type="image/png"/>
  <manifest:file-entry manifest:full-path="Pictures/10009AB10000149E0000147627455D8A1663D26A.svg" manifest:media-type="image/svg+xml"/>
  <manifest:file-entry manifest:full-path="Pictures/10000201000001B10000019DAD95C9B573CF1C93.png" manifest:media-type="image/png"/>
  <manifest:file-entry manifest:full-path="Pictures/10000201000002AF000002E789D52D729F1DDAAF.png" manifest:media-type="image/png"/>
  <manifest:file-entry manifest:full-path="Pictures/100013DA00000A7000000A700A392142144ABFE8.svg" manifest:media-type="image/svg+xml"/>
  <manifest:file-entry manifest:full-path="Pictures/10000201000001E0000000FCE49020EF3E852463.png" manifest:media-type="image/png"/>
  <manifest:file-entry manifest:full-path="Pictures/1000000000000020000000204B249CA79A42C6D7.png" manifest:media-type="image/png"/>
  <manifest:file-entry manifest:full-path="Pictures/1000149C00000A7000000A70EE618613CAF21FD6.svg" manifest:media-type="image/svg+xml"/>
  <manifest:file-entry manifest:full-path="Pictures/10000201000001180000007499916109B7FE9055.png" manifest:media-type="image/png"/>
  <manifest:file-entry manifest:full-path="Pictures/100002010000006B0000006BA2CF5A02C6ECBDF8.png" manifest:media-type="image/png"/>
  <manifest:file-entry manifest:full-path="Pictures/10001F2500000B0F00000B0F9A3F18253A34736C.svg" manifest:media-type="image/svg+xml"/>
  <manifest:file-entry manifest:full-path="Pictures/10000201000000C7000000C66536E599B73D8483.png" manifest:media-type="image/png"/>
  <manifest:file-entry manifest:full-path="Pictures/10000201000000650000006545151018CBF2FFF2.png" manifest:media-type="image/png"/>
  <manifest:file-entry manifest:full-path="Pictures/100002010000006500000065BE572DC0E0B27879.png" manifest:media-type="image/png"/>
  <manifest:file-entry manifest:full-path="Pictures/1000146C00000A7000000A70E064E4A457A22D1A.svg" manifest:media-type="image/svg+xml"/>
  <manifest:file-entry manifest:full-path="Pictures/100002010000006500000065B69C765ED715EE49.png" manifest:media-type="image/png"/>
  <manifest:file-entry manifest:full-path="Pictures/10001F1300000A7000000A70B21E2701D5ADDD7C.svg" manifest:media-type="image/svg+xml"/>
  <manifest:file-entry manifest:full-path="Pictures/100002010000006500000065ABEC69592C1463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a65d" draw:fill-color="#bee3d3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ed1c24" draw:fill-color="#fcd4d1" draw:textarea-horizontal-align="justify" draw:textarea-vertical-align="middle" draw:auto-grow-height="false" fo:min-height="1.981cm" fo:min-width="1.489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66b3" draw:marker-start-width="0.352cm" draw:marker-end-width="0.352cm" draw:fill-color="#adc5e7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9.7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4.748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fill="solid" draw:fill-color="#9d85b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Object_20_with_20_no_20_fill_20_and_20_no_20_line">
      <style:graphic-properties draw:fill="solid" draw:fill-color="#6666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fill="solid" draw:fill-color="#c2e0a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fo:min-height="2.369cm"/>
    </style:style>
    <style:style style:name="gr13" style:family="graphic" style:parent-style-name="standard">
      <style:graphic-properties draw:stroke="none" draw:fill="none" fo:min-height="1.102cm"/>
    </style:style>
    <style:style style:name="P1" style:family="paragraph">
      <loext:graphic-properties draw:fill-color="#bee3d3"/>
      <style:paragraph-properties fo:text-align="center"/>
    </style:style>
    <style:style style:name="P2" style:family="paragraph">
      <loext:graphic-properties draw:fill-color="#fcd4d1"/>
      <style:paragraph-properties fo:text-align="center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loext:graphic-properties draw:fill="none" draw:fill-color="#ffffff"/>
      <style:text-properties fo:font-size="44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text-properties fo:color="#00a65d" fo:font-size="44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fo:color="#0066b3" fo:font-size="44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9d85be"/>
      <style:paragraph-properties fo:text-align="center"/>
    </style:style>
    <style:style style:name="P9" style:family="paragraph">
      <loext:graphic-properties draw:fill="solid" draw:fill-color="#666666"/>
      <style:paragraph-properties fo:text-align="center"/>
    </style:style>
    <style:style style:name="P10" style:family="paragraph">
      <loext:graphic-properties draw:fill="solid" draw:fill-color="#c2e0ae"/>
      <style:paragraph-properties fo:text-align="center"/>
    </style:style>
    <style:style style:name="P11" style:family="paragraph">
      <loext:graphic-properties draw:fill="none" draw:fill-color="#ffffff"/>
      <style:text-properties fo:font-size="60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style:text-properties fo:font-size="28pt" style:font-size-asian="18pt" style:font-size-complex="18pt"/>
    </style:style>
    <style:style style:name="P14" style:family="paragraph">
      <loext:graphic-properties draw:fill="none"/>
      <style:text-properties fo:font-size="28pt" style:font-size-asian="18pt" style:font-size-complex="18pt"/>
    </style:style>
    <style:style style:name="T1" style:family="text">
      <style:text-properties fo:color="#ed1c24" fo:font-size="44pt" fo:font-weight="bold" style:font-size-asian="18pt" style:font-weight-asian="bold" style:font-size-complex="18pt" style:font-weight-complex="bold"/>
    </style:style>
    <style:style style:name="T2" style:family="text">
      <style:text-properties fo:color="#00a65d" fo:font-size="44pt" fo:font-weight="bold" style:font-size-asian="18pt" style:font-weight-asian="bold" style:font-size-complex="18pt" style:font-weight-complex="bold"/>
    </style:style>
    <style:style style:name="T3" style:family="text">
      <style:text-properties fo:color="#0066b3" fo:font-size="44pt" fo:font-weight="bold" style:font-size-asian="18pt" style:font-weight-asian="bold" style:font-size-complex="18pt" style:font-weight-complex="bold"/>
    </style:style>
    <style:style style:name="T4" style:family="text">
      <style:text-properties fo:font-size="60pt" style:font-size-asian="18pt" style:font-size-complex="18pt"/>
    </style:style>
    <style:style style:name="T5" style:family="text">
      <style:text-properties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0.843cm" svg:height="5.317cm" svg:x="8.717cm" svg:y="11.751cm" svg:viewBox="0 0 10844 5318" draw:points="0,0 0,5318 10844,5318 10844,0 7229,0 7229,2659 3615,2659 3615,0">
          <text:p/>
        </draw:polygon>
        <draw:custom-shape draw:style-name="gr2" draw:text-style-name="P2" draw:layer="layout" svg:width="2.091cm" svg:height="2.333cm" svg:x="13.101cm" svg:y="11.715cm">
          <text:p/>
          <draw:enhanced-geometry svg:viewBox="0 0 21600 21600" draw:type="rectangle" draw:enhanced-path="M 0 0 L 21600 0 21600 21600 0 21600 0 0 Z N"/>
        </draw:custom-shape>
        <draw:polygon draw:style-name="gr3" draw:text-style-name="P3" draw:layer="layout" svg:width="19.879cm" svg:height="8.242cm" svg:x="4.272cm" svg:y="11.676cm" svg:viewBox="0 0 19880 8243" draw:points="3976,0 0,0 0,8243 19880,8243 19880,0 15904,0 15904,5770 3976,5770">
          <text:p/>
        </draw:polygon>
        <draw:frame draw:style-name="gr4" draw:text-style-name="P4" draw:layer="layout" svg:width="2.14cm" svg:height="1.987cm" svg:x="13.084cm" svg:y="11.98cm">
          <draw:text-box>
            <text:p><text:span text:style-name="T1">IO</text:span></text:p>
          </draw:text-box>
        </draw:frame>
        <draw:frame draw:style-name="gr5" draw:text-style-name="P5" draw:layer="layout" svg:width="10.256cm" svg:height="1.987cm" svg:x="8.943cm" svg:y="14.884cm">
          <draw:text-box>
            <text:p><text:span text:style-name="T2">ErrorMonadT</text:span></text:p>
          </draw:text-box>
        </draw:frame>
        <draw:frame draw:style-name="gr6" draw:text-style-name="P6" draw:layer="layout" svg:width="5.248cm" svg:height="1.987cm" svg:x="11.611cm" svg:y="17.695cm">
          <draw:text-box>
            <text:p><text:span text:style-name="T3">StateT</text:span></text:p>
          </draw:text-box>
        </draw:frame>
        <draw:frame draw:style-name="gr7" draw:text-style-name="P7" draw:layer="layout" svg:width="1.937cm" svg:height="1.922cm" svg:x="13.279cm" svg:y="10.506cm">
          <draw:image xlink:href="Pictures/10009AB10000149E0000147627455D8A1663D26A.svg" xlink:type="simple" xlink:show="embed" xlink:actuate="onLoad">
            <text:p/>
          </draw:image>
          <draw:image xlink:href="Pictures/10000201000000C7000000C66536E599B73D8483.png" xlink:type="simple" xlink:show="embed" xlink:actuate="onLoad"/>
        </draw:frame>
        <draw:frame draw:style-name="gr7" draw:text-style-name="P7" draw:layer="layout" svg:width="4.445cm" svg:height="4.239cm" svg:x="11.83cm" svg:y="1.678cm">
          <draw:image xlink:href="Pictures/10000201000001B10000019DAD95C9B573CF1C93.png" xlink:type="simple" xlink:show="embed" xlink:actuate="onLoad">
            <text:p/>
          </draw:image>
        </draw:frame>
        <draw:frame draw:style-name="gr8" draw:text-style-name="P8" draw:layer="layout" svg:width="1.683cm" svg:height="0.884cm" draw:transform="rotate (-3.14159265358979) translate (19.6cm 12.628cm)">
          <draw:image xlink:href="Pictures/10000201000001E0000000FCE49020EF3E852463.png" xlink:type="simple" xlink:show="embed" xlink:actuate="onLoad">
            <text:p/>
          </draw:image>
        </draw:frame>
        <draw:frame draw:style-name="gr7" draw:text-style-name="P7" draw:layer="layout" svg:width="3.049cm" svg:height="2.347cm" svg:x="10.691cm" svg:y="1.111cm">
          <draw:image xlink:href="Pictures/10000201000001600000010F88D9477D159BBD20.png" xlink:type="simple" xlink:show="embed" xlink:actuate="onLoad">
            <text:p/>
          </draw:image>
        </draw:frame>
        <draw:frame draw:style-name="gr7" draw:text-style-name="P7" draw:layer="layout" svg:width="3.053cm" svg:height="3.302cm" svg:x="20.723cm" svg:y="12.299cm">
          <draw:image xlink:href="Pictures/10000201000002AF000002E789D52D729F1DDAAF.png" xlink:type="simple" xlink:show="embed" xlink:actuate="onLoad">
            <text:p/>
          </draw:image>
        </draw:frame>
        <draw:frame draw:style-name="gr7" draw:text-style-name="P7" draw:layer="layout" svg:width="4.224cm" svg:height="4.347cm" svg:x="3.994cm" svg:y="11.993cm">
          <draw:image xlink:href="Pictures/1000149C00000A7000000A70EE618613CAF21FD6.svg" xlink:type="simple" xlink:show="embed" xlink:actuate="onLoad">
            <text:p/>
          </draw:image>
          <draw:image xlink:href="Pictures/100002010000006500000065BE572DC0E0B27879.png" xlink:type="simple" xlink:show="embed" xlink:actuate="onLoad"/>
        </draw:frame>
        <draw:frame draw:style-name="gr7" draw:text-style-name="P7" draw:layer="layout" svg:width="2.246cm" svg:height="2.246cm" svg:x="16.707cm" svg:y="13.055cm">
          <draw:image xlink:href="Pictures/100013DA00000A7000000A700A392142144ABFE8.svg" xlink:type="simple" xlink:show="embed" xlink:actuate="onLoad">
            <text:p/>
          </draw:image>
          <draw:image xlink:href="Pictures/10000201000000650000006545151018CBF2FFF2.png" xlink:type="simple" xlink:show="embed" xlink:actuate="onLoad"/>
        </draw:frame>
        <draw:frame draw:style-name="gr7" draw:text-style-name="P7" draw:layer="layout" svg:width="1.778cm" svg:height="1.778cm" svg:x="10.315cm" svg:y="13.832cm">
          <draw:image xlink:href="Pictures/1000146C00000A7000000A70E064E4A457A22D1A.svg" xlink:type="simple" xlink:show="embed" xlink:actuate="onLoad">
            <text:p/>
          </draw:image>
          <draw:image xlink:href="Pictures/100002010000006500000065B69C765ED715EE49.png" xlink:type="simple" xlink:show="embed" xlink:actuate="onLoad"/>
        </draw:frame>
        <draw:frame draw:style-name="gr9" draw:text-style-name="P9" draw:layer="layout" svg:width="1.137cm" svg:height="1.418cm" svg:x="15.959cm" svg:y="11.782cm">
          <draw:image xlink:href="Pictures/10001F1300000A7000000A70B21E2701D5ADDD7C.svg" xlink:type="simple" xlink:show="embed" xlink:actuate="onLoad">
            <text:p/>
          </draw:image>
          <draw:image xlink:href="Pictures/100002010000006500000065ABEC69592C14635C.png" xlink:type="simple" xlink:show="embed" xlink:actuate="onLoad"/>
        </draw:frame>
        <draw:frame draw:style-name="gr7" draw:text-style-name="P7" draw:layer="layout" svg:width="2.83cm" svg:height="2.83cm" svg:x="9.697cm" svg:y="11.38cm">
          <draw:image xlink:href="Pictures/10001F2500000B0F00000B0F9A3F18253A34736C.svg" xlink:type="simple" xlink:show="embed" xlink:actuate="onLoad">
            <text:p/>
          </draw:image>
          <draw:image xlink:href="Pictures/100002010000006B0000006B3068B0B4F4351DF6.png" xlink:type="simple" xlink:show="embed" xlink:actuate="onLoad"/>
        </draw:frame>
        <draw:frame draw:style-name="gr10" draw:text-style-name="P10" draw:layer="layout" svg:width="1.382cm" svg:height="1.382cm" svg:x="18.106cm" svg:y="12.217cm">
          <draw:image xlink:href="Pictures/10001B6100000B0F00000B0FDEFEA0765D21C167.svg" xlink:type="simple" xlink:show="embed" xlink:actuate="onLoad">
            <text:p/>
          </draw:image>
          <draw:image xlink:href="Pictures/100002010000006B0000006BBAA2E2EB761F3817.png" xlink:type="simple" xlink:show="embed" xlink:actuate="onLoad"/>
        </draw:frame>
        <draw:frame draw:style-name="gr7" draw:text-style-name="P7" draw:layer="layout" svg:width="2.031cm" svg:height="2.031cm" svg:x="16.067cm" svg:y="11.499cm">
          <draw:image xlink:href="Pictures/10000E6D00000B0F00000B0FDCDAA97B4DA95041.svg" xlink:type="simple" xlink:show="embed" xlink:actuate="onLoad">
            <text:p/>
          </draw:image>
          <draw:image xlink:href="Pictures/100002010000006B0000006BA2CF5A02C6ECBDF8.png" xlink:type="simple" xlink:show="embed" xlink:actuate="onLoad"/>
        </draw:frame>
        <draw:frame draw:style-name="gr7" draw:text-style-name="P7" draw:layer="layout" svg:width="1.907cm" svg:height="2.529cm" svg:x="8.618cm" svg:y="12.215cm">
          <draw:image xlink:href="Pictures/10000201000001110000016ADD24CA3C0382EEAB.png" xlink:type="simple" xlink:show="embed" xlink:actuate="onLoad">
            <text:p/>
          </draw:image>
        </draw:frame>
        <draw:frame draw:style-name="gr7" draw:text-style-name="P7" draw:layer="layout" svg:width="2.158cm" svg:height="2.011cm" svg:x="21.804cm" svg:y="14.754cm">
          <draw:image xlink:href="Pictures/100002010000013500000120DB700229E547E044.png" xlink:type="simple" xlink:show="embed" xlink:actuate="onLoad">
            <text:p/>
          </draw:image>
        </draw:frame>
        <draw:frame draw:style-name="gr7" draw:text-style-name="P7" draw:layer="layout" svg:width="1.948cm" svg:height="1.905cm" svg:x="21.188cm" svg:y="12.906cm">
          <draw:image xlink:href="Pictures/10000201000001CC000001C2B0DDB897ECC1DAE3.png" xlink:type="simple" xlink:show="embed" xlink:actuate="onLoad">
            <text:p/>
          </draw:image>
        </draw:frame>
        <draw:frame draw:style-name="gr7" draw:text-style-name="P7" draw:layer="layout" svg:width="4.699cm" svg:height="1.528cm" draw:transform="rotate (-1.5707963267949) translate (14.884cm 5.853cm)">
          <draw:image xlink:href="Pictures/10001A1C00001CF400000C0765FD53C1B1ABE0AE.svg" xlink:type="simple" xlink:show="embed" xlink:actuate="onLoad">
            <text:p/>
          </draw:image>
          <draw:image xlink:href="Pictures/10000201000001180000007499916109B7FE9055.png" xlink:type="simple" xlink:show="embed" xlink:actuate="onLoad"/>
        </draw:frame>
        <draw:frame draw:style-name="gr7" draw:text-style-name="P7" draw:layer="layout" svg:width="2.413cm" svg:height="1.679cm" svg:x="11.179cm" svg:y="7.211cm">
          <draw:image xlink:href="Pictures/10000201000004A2000002AD1F54722C8F0C0B06.png" xlink:type="simple" xlink:show="embed" xlink:actuate="onLoad">
            <text:p/>
          </draw:image>
        </draw:frame>
        <draw:frame draw:style-name="gr7" draw:text-style-name="P7" draw:layer="layout" svg:width="2.789cm" svg:height="2.246cm" svg:x="13.932cm" svg:y="1.097cm">
          <draw:image xlink:href="Pictures/100002010000034F000002AAC062288AB22088EE.png" xlink:type="simple" xlink:show="embed" xlink:actuate="onLoad">
            <text:p/>
          </draw:image>
        </draw:frame>
        <draw:frame draw:style-name="gr11" draw:text-style-name="P11" draw:layer="layout" svg:width="4.498cm" svg:height="2.618cm" svg:x="7.932cm" svg:y="3.659cm">
          <draw:text-box>
            <text:p><text:span text:style-name="T4">Wik</text:span><text:span text:style-name="T4">i</text:span></text:p>
          </draw:text-box>
        </draw:frame>
        <draw:frame draw:style-name="gr12" draw:text-style-name="P12" draw:layer="layout" svg:width="4.498cm" svg:height="2.619cm" svg:x="15.357cm" svg:y="3.722cm">
          <draw:text-box>
            <text:p><text:span text:style-name="T4">API</text:span></text:p>
          </draw:text-box>
        </draw:frame>
        <draw:frame draw:style-name="gr13" draw:text-style-name="P14" draw:layer="layout" svg:width="2.907cm" svg:height="1.352cm" svg:x="14.857cm" svg:y="7.522cm">
          <draw:text-box>
            <text:p text:style-name="P13"><text:span text:style-name="T5">Wre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729fcf" draw:fill-gradient-name="Gradient_20_2" draw:fill-hatch-name="Hatching_20_1" draw:fill-image-name="Bitmap_20_1" draw:opacity="0%" draw:shadow-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6T14:58:14.445252814</meta:creation-date>
    <dc:date>2022-02-17T12:30:50.436340318</dc:date>
    <meta:editing-duration>PT40M30S</meta:editing-duration>
    <meta:editing-cycles>12</meta:editing-cycles>
    <meta:generator>LibreOffice/6.0.7.3$Linux_X86_64 LibreOffice_project/00m0$Build-3</meta:generator>
    <meta:document-statistic meta:object-count="27"/>
  </office:meta>
</office:document-meta>
</file>